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4pt" style:text-underline-style="solid" style:text-underline-width="auto" style:text-underline-color="font-color" fo:font-weight="bold" officeooo:rsid="000ac1f3" officeooo:paragraph-rsid="000ac1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0ac1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c1f3"/>
    </style:style>
    <style:style style:name="T4" style:family="text">
      <style:text-properties fo:font-style="italic" officeooo:rsid="000ac1f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Guide</text:p>
      <text:p text:style-name="P2">A. To run from sequencing: </text:p>
      <text:p text:style-name="P3"/>
      <text:p text:style-name="P3"><text:span text:style-name="T1">bash smart_sample_monitor.sh -d</text:span> /data/WGS_Dummy <text:span text:style-name="T1">-s</text:span> /data/routine_nWGS/sample_ids_bam.txt </text:p>
      <text:p text:style-name="P3"/>
      <text:p text:style-name="P3">- The sequencing folder <text:span text:style-name="T2">/data/WGS_Dummy</text:span> </text:p>
      <text:p text:style-name="P4">- The <text:span text:style-name="T1">sample_ids_bam.txt</text:span> need to be updated base on the sample id and flowcell ID <text:span text:style-name="T3">and </text:span><text:span text:style-name="T4">sample_ids.txt</text:span><text:span text:style-name="T3"> </text:span></text:p>
      <text:p text:style-name="P3"/>
      <text:p text:style-name="P2">B. Start the run after the sequencing is finished</text:p>
      <text:p text:style-name="P3"/>
      <text:p text:style-name="P3"><text:span text:style-name="T1">bash </text:span><text:span text:style-name="T5">run_pipeline_singularity.sh</text:span><text:span text:style-name="T2"> </text:span>--run_mode_order<text:span text:style-name="T1"> --log-dir</text:span> /data/trash -w /data/trash</text:p>
      <text:p text:style-name="P3"/>
      <text:p text:style-name="P3"><text:span text:style-name="T2">C. Start epi2me and analysis</text:span> </text:p>
      <text:p text:style-name="P3"/>
      <text:p text:style-name="P3"><text:span text:style-name="T1">bash </text:span><text:span text:style-name="T5">run_pipeline_singularity.sh</text:span><text:span text:style-name="T2"> </text:span>--run_mode_epianalyse --log-dir /data/trash -w /data/trash</text:p>
      <text:p text:style-name="P3"/>
      <text:p text:style-name="P3"><text:span text:style-name="T2">D. Start only epi2me/ analysis</text:span> </text:p>
      <text:p text:style-name="P3"/>
      <text:p text:style-name="P3"><text:span text:style-name="T1">bash </text:span><text:span text:style-name="T5">r</text:span><text:span text:style-name="T5">un_pipeline_singularity.sh</text:span><text:span text:style-name="T1"> </text:span>--run_mode_epi2me all --log-dir /data/trash -w /data/trash</text:p>
      <text:p text:style-name="P3"><text:span text:style-name="T1">bash </text:span><text:span text:style-name="T5">run_pipeline_singularity.sh</text:span><text:span text:style-name="T1"> </text:span>--run_mode_analysis rmd --log-dir /data/trash -w /data/trash</text:p>
      <text:p text:style-name="P3"/>
      <text:p text:style-name="P3">The working directory is <text:span text:style-name="T2">/data/routine_nWGS</text:span> which contains the following folder (<text:span text:style-name="T2">routine_analysis</text:span>, r<text:span text:style-name="T2">outine_bams</text:span>, <text:span text:style-name="T2">routine_epi2me</text:span>, <text:span text:style-name="T2">routine_results</text:span>) and files (sample_ids_bam.txt,sample_ids.txt )</text:p>
      <text:p text:style-name="P3"/>
      <text:p text:style-name="P3">The pipeline is installed in <text:s text:c="4"/><text:span text:style-name="T2">/data/routine_nWGS_pipeline/nWGS_pipeli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0:46:12.277251168</meta:creation-date>
    <dc:date>2025-11-07T11:01:15.871104177</dc:date>
    <meta:editing-duration>PT4M49S</meta:editing-duration>
    <meta:editing-cycles>1</meta:editing-cycles>
    <meta:document-statistic meta:table-count="0" meta:image-count="0" meta:object-count="0" meta:page-count="1" meta:paragraph-count="14" meta:word-count="116" meta:character-count="1003" meta:non-whitespace-character-count="899"/>
    <meta:generator>LibreOffice/25.2.6.2$Linux_X86_64 LibreOffice_project/40d1a0e1d5bdf1afaeae24d9ece32bbb00fa66a4</meta:generator>
  </office:meta>
</office:document-meta>
</file>